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c7229" officeooo:paragraph-rsid="00059a6c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paragraph-rsid="00059a6c" style:font-size-asian="14pt" style:font-size-complex="14pt"/>
    </style:style>
    <style:style style:name="P3" style:family="paragraph" style:parent-style-name="Standard">
      <style:text-properties style:font-name="Calibri" fo:font-size="12pt" fo:font-weight="normal" officeooo:rsid="001c7229" officeooo:paragraph-rsid="00059a6c" style:font-size-asian="12pt" style:font-weight-asian="normal" style:font-name-complex="Courier New" style:font-size-complex="12pt" style:font-weight-complex="normal"/>
    </style:style>
    <style:style style:name="P4" style:family="paragraph" style:parent-style-name="No_20_Spacing">
      <style:paragraph-properties fo:text-align="justify" style:justify-single-word="false"/>
      <style:text-properties style:font-name="Times new roman" fo:font-size="14pt" officeooo:paragraph-rsid="00059a6c" style:font-size-asian="14pt" style:font-size-complex="14pt"/>
    </style:style>
    <style:style style:name="P5" style:family="paragraph" style:parent-style-name="No_20_Spacing">
      <style:paragraph-properties fo:text-align="justify" style:justify-single-word="false"/>
      <style:text-properties style:font-name="Times new roman" fo:font-size="14pt" fo:font-weight="bold" officeooo:paragraph-rsid="00059a6c" style:font-size-asian="14pt" style:font-weight-asian="bold" style:font-size-complex="14pt" style:font-weight-complex="bold"/>
    </style:style>
    <style:style style:name="P6" style:family="paragraph" style:parent-style-name="No_20_Spacing">
      <style:paragraph-properties fo:text-align="justify" style:justify-single-word="false"/>
      <style:text-properties style:font-name="Times new roman" fo:font-size="14pt" officeooo:paragraph-rsid="00059a6c" fo:background-color="#ffffff" style:font-size-asian="14pt" style:font-size-complex="14pt"/>
    </style:style>
    <style:style style:name="P7" style:family="paragraph" style:parent-style-name="Plain_20_Text">
      <style:text-properties officeooo:rsid="001c7229" officeooo:paragraph-rsid="00059a6c"/>
    </style:style>
    <style:style style:name="P8" style:family="paragraph" style:parent-style-name="Plain_20_Text" style:list-style-name="L1">
      <style:text-properties style:font-name="Calibri" fo:font-size="12pt" fo:font-weight="normal" officeooo:rsid="001da869" officeooo:paragraph-rsid="00059a6c" style:font-size-asian="12pt" style:font-weight-asian="normal" style:font-name-complex="Courier New" style:font-size-complex="12pt" style:font-weight-complex="normal"/>
    </style:style>
    <style:style style:name="P9" style:family="paragraph" style:parent-style-name="Plain_20_Text">
      <style:text-properties style:font-name="Calibri" fo:font-size="12pt" fo:font-weight="normal" officeooo:rsid="001da869" officeooo:paragraph-rsid="00059a6c" style:font-size-asian="12pt" style:font-weight-asian="normal" style:font-name-complex="Courier New" style:font-size-complex="12pt" style:font-weight-complex="normal"/>
    </style:style>
    <style:style style:name="P10" style:family="paragraph" style:parent-style-name="Plain_20_Text">
      <style:text-properties fo:font-size="12pt" fo:font-weight="normal" officeooo:rsid="001da869" officeooo:paragraph-rsid="00059a6c" style:font-size-asian="12pt" style:font-weight-asian="normal" style:font-size-complex="12pt" style:font-weight-complex="normal"/>
    </style:style>
    <style:style style:name="T1" style:family="text">
      <style:text-properties style:font-name="Calibri" fo:font-size="11pt" style:font-size-asian="11pt" style:font-name-complex="Courier New" style:font-size-complex="11pt"/>
    </style:style>
    <style:style style:name="T2" style:family="text">
      <style:text-properties style:font-name="Calibri" fo:font-size="14pt" fo:font-weight="bold" officeooo:rsid="001da869" style:font-size-asian="14pt" style:font-weight-asian="bold" style:font-name-complex="Courier New" style:font-size-complex="14pt" style:font-weight-complex="bold"/>
    </style:style>
    <style:style style:name="T3" style:family="text">
      <style:text-properties officeooo:rsid="002766c6"/>
    </style:style>
    <style:style style:name="T4" style:family="text">
      <style:text-properties officeooo:rsid="00266cbd"/>
    </style:style>
    <style:style style:name="T5" style:family="text">
      <style:text-properties officeooo:rsid="00255829"/>
    </style:style>
    <style:style style:name="T6" style:family="text">
      <style:text-properties style:text-underline-style="solid" style:text-underline-width="auto" style:text-underline-color="font-color" fo:font-weight="bold" fo:background-color="#ffffff" loext:char-shading-value="0" style:font-weight-asian="bold"/>
    </style:style>
    <style:style style:name="T7" style:family="text">
      <style:text-properties fo:background-color="#ffffff" loext:char-shading-value="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87cm" fo:text-indent="-0.635cm" fo:margin-left="1.7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22cm" fo:text-indent="-0.635cm" fo:margin-left="2.4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57cm" fo:text-indent="-0.635cm" fo:margin-left="3.0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92cm" fo:text-indent="-0.635cm" fo:margin-left="3.6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27cm" fo:text-indent="-0.635cm" fo:margin-left="4.3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62cm" fo:text-indent="-0.635cm" fo:margin-left="4.9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97cm" fo:text-indent="-0.635cm" fo:margin-left="5.5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32cm" fo:text-indent="-0.635cm" fo:margin-left="6.2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67cm" fo:text-indent="-0.635cm" fo:margin-left="6.8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02cm" fo:text-indent="-0.635cm" fo:margin-left="7.50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text:span text:style-name="T1"><text:s text:c="3"/></text:span><text:span text:style-name="T2">Flashing images into the device</text:span></text:p>
      <text:p text:style-name="P7"/>
      <text:p text:style-name="P7"><text:s text:c="5"/><text:tab/> <text:s text:c="3"/><text:span text:style-name="T3">sudo su</text:span></text:p>
      <text:list xml:id="list2006955921175104742" text:style-name="L1">
        <text:list-item>
          <text:p text:style-name="P8">adb devices</text:p>
        </text:list-item>
        <text:list-item>
          <text:p text:style-name="P8">adb reboot bootloader</text:p>
        </text:list-item>
        <text:list-item>
          <text:p text:style-name="P8">sudo fastboot devices</text:p>
        </text:list-item>
      </text:list>
      <text:p text:style-name="P10"><text:s text:c="4"/></text:p>
      <text:p text:style-name="P10"><text:s text:c="8"/>goto cd msms8909/common/build path</text:p>
      <text:p text:style-name="P9"/>
      <text:list xml:id="list112610470761468" text:continue-numbering="true" text:style-name="L1">
        <text:list-item>
          <text:p text:style-name="P8">run <text:s/><text:span text:style-name="T4">below file</text:span></text:p>
          <text:p text:style-name="P8"><text:span text:style-name="T4">python </text:span>fastboot_complete.py file <text:span text:style-name="T5">or fastboot_all.py</text:span></text:p>
        </text:list-item>
        <text:list-item>
          <text:p text:style-name="P8">sudo fastboot reboot</text:p>
        </text:list-item>
      </text:list>
      <text:p text:style-name="P3"/>
      <text:p text:style-name="P4"/>
      <text:p text:style-name="P4"><text:span text:style-name="T6">General Build flashing commands:</text:span></text:p>
      <text:p text:style-name="P4"/>
      <text:p text:style-name="P5"><text:span text:style-name="T7">To check connected devices:</text:span></text:p>
      <text:p text:style-name="P4"><text:span text:style-name="T7">adb devices</text:span></text:p>
      <text:p text:style-name="P6"/>
      <text:p text:style-name="P5"><text:span text:style-name="T7">To boot into bootloader/fastboot mode:</text:span></text:p>
      <text:p text:style-name="P4"><text:span text:style-name="T7">adb reboot bootloader </text:span></text:p>
      <text:p text:style-name="P4"><text:span text:style-name="T7">volume down+power button</text:span><text:bookmark text:name="_GoBack"/></text:p>
      <text:p text:style-name="P6"/>
      <text:p text:style-name="P5"><text:span text:style-name="T7">To check connected devices when in bootloader mode:</text:span></text:p>
      <text:p text:style-name="P4"><text:span text:style-name="T7">fastboot devices</text:span></text:p>
      <text:p text:style-name="P6"/>
      <text:p text:style-name="P5"><text:span text:style-name="T7">To boot device into adb mode:</text:span></text:p>
      <text:p text:style-name="P4"><text:span text:style-name="T7">fastboot reboot/fastboot continue</text:span></text:p>
      <text:p text:style-name="P6"/>
      <text:p text:style-name="P4"/>
      <text:p text:style-name="P5"><text:span text:style-name="T7">If we want to flash apps images separately, need to use below commands:</text:span></text:p>
      <text:p text:style-name="P4"/>
      <text:p text:style-name="P4"/>
      <text:p text:style-name="P4"><text:span text:style-name="T7">fastboot flash boot boot.img</text:span></text:p>
      <text:p text:style-name="P4"><text:span text:style-name="T7">fastboot flash system system.img</text:span></text:p>
      <text:p text:style-name="P4"><text:span text:style-name="T7">fastboot flash cache cache.img</text:span></text:p>
      <text:p text:style-name="P4"><text:span text:style-name="T7">fastboot flash radio radio.img</text:span></text:p>
      <text:p text:style-name="P4"><text:span text:style-name="T7">fastboot flash recovery recovery.img</text:span></text:p>
      <text:p text:style-name="P4"><text:span text:style-name="T7">fastboot flash userdata userdata.img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style:font-name-complex="Calibri1" style:font-family-complex="Calibri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9T11:26:09.258291319</dc:date>
    <meta:document-statistic meta:table-count="0" meta:image-count="0" meta:object-count="0" meta:page-count="1" meta:paragraph-count="27" meta:word-count="113" meta:character-count="788" meta:non-whitespace-character-count="680"/>
    <meta:generator>LibreOffice/4.2.8.2$Linux_X86_64 LibreOffice_project/420m0$Build-2</meta:generator>
  </office:meta>
</office:document-meta>
</file>